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979bd"/>
    </style:style>
    <style:style style:name="T144" style:family="text">
      <style:text-properties style:text-underline-style="solid" style:text-underline-width="auto" style:text-underline-color="font-color" officeooo:rsid="00c1f480"/>
    </style:style>
    <style:style style:name="T145" style:family="text">
      <style:text-properties style:text-underline-style="solid" style:text-underline-width="auto" style:text-underline-color="font-color" officeooo:rsid="01096a7a"/>
    </style:style>
    <style:style style:name="T146" style:family="text">
      <style:text-properties style:text-underline-style="solid" style:text-underline-width="auto" style:text-underline-color="font-color" officeooo:rsid="013dee83"/>
    </style:style>
    <style:style style:name="T147" style:family="text">
      <style:text-properties style:text-underline-style="solid" style:text-underline-width="auto" style:text-underline-color="font-color" officeooo:rsid="016137c7"/>
    </style:style>
    <style:style style:name="T148" style:family="text">
      <style:text-properties officeooo:rsid="0101cbb6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107c6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officeooo:rsid="02090fdd"/>
    </style:style>
    <style:style style:name="T179" style:family="text">
      <style:text-properties officeooo:rsid="020e9077"/>
    </style:style>
    <style:style style:name="T180" style:family="text">
      <style:text-properties officeooo:rsid="020f9139"/>
    </style:style>
    <style:style style:name="T181" style:family="text">
      <style:text-properties officeooo:rsid="0226373f"/>
    </style:style>
    <style:style style:name="T182" style:family="text">
      <style:text-properties officeooo:rsid="022b0869"/>
    </style:style>
    <style:style style:name="T183" style:family="text">
      <style:text-properties officeooo:rsid="023047d4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5">Ankeny</text:span>, <text:span text:style-name="T205">IA</text:span> <text:span text:style-name="T205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9"><text:span text:style-name="T16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393764426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6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0"><text:span text:style-name="T1">Ph.D., Computer Science</text:span><text:span text:style-name="T8">,</text:span><text:span text:style-name="T1"> </text:span>University of Cambridge</text:p>
            <text:list xml:id="list1488654515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0"><text:span text:style-name="T1">Diplom Informatiker</text:span><text:span text:style-name="T8">,</text:span><text:span text:style-name="T1"> </text:span>Technische Universität Berlin</text:p>
            <text:list xml:id="list3085440997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8"><text:span text:style-name="T169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2">C; </text:span>SQL; <text:span text:style-name="T149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2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10">Work Experience</text:p>
          </table:table-cell>
        </table:table-row>
        <table:table-row>
          <table:table-cell table:style-name="Table5.A3" office:value-type="string">
            <text:p text:style-name="P28"><text:span text:style-name="T184">0</text:span>4/2018 <text:span text:style-name="T132">–</text:span></text:p>
          </table:table-cell>
          <table:table-cell table:style-name="Table5.B3" office:value-type="string">
            <text:p text:style-name="P98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2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79">Project planning: <text:span text:style-name="T176">user story mapping, release design, technical architecture, time estimation</text:span> </text:p>
            <text:p text:style-name="P79">Subject matter expertise: responding<text:span text:style-name="T196"> to RFPs and other internal and external needs for technical expertise</text:span></text:p>
            <text:p text:style-name="P81"><text:span text:style-name="T204">Technical leadership</text:span>: mentoring junior developers, code reviews, process development</text:p>
            <text:p text:style-name="P80">Recruiting: outreach, reviewing resumes, <text:span text:style-name="T203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4">0</text:span>7/2012 – <text:span text:style-name="T184">0</text:span>4/2018</text:p>
          </table:table-cell>
          <table:table-cell table:style-name="Table5.B4" office:value-type="string">
            <text:p text:style-name="P69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4">0</text:span>6/2012</text:p>
          </table:table-cell>
          <table:table-cell table:style-name="Table5.B5" office:value-type="string">
            <text:p text:style-name="P91">Software architect and full-stack developer <text:span text:style-name="T8">at</text:span> Grokio, LLC<text:span text:style-name="T136"> / New York, NY</text:span></text:p>
            <text:p text:style-name="P71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4">0</text:span>8/2011 – 12/2011</text:p>
          </table:table-cell>
          <table:table-cell table:style-name="Table5.B6" office:value-type="string">
            <text:p text:style-name="P90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7"> </text:span><text:span text:style-name="T136">/ New York, NY</text:span></text:p>
            <text:p text:style-name="P66"><text:span text:style-name="T137">Birchbox </text:span><text:span text:style-name="T138">is </text:span><text:span text:style-name="T136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4">0</text:span>5/2011 – <text:span text:style-name="T184">0</text:span>8/2011</text:p>
          </table:table-cell>
          <table:table-cell table:style-name="Table5.B7" office:value-type="string">
            <text:p text:style-name="P92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39">/ New York, NY</text:span></text:p>
            <text:p text:style-name="P67"><text:span text:style-name="T140">Chartbeat </text:span><text:span text:style-name="T141">is </text:span><text:span text:style-name="T139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4">0</text:span>4/2011</text:p>
          </table:table-cell>
          <table:table-cell table:style-name="Table5.B8" office:value-type="string">
            <text:p text:style-name="P68">Software engineer <text:span text:style-name="T8">at</text:span> IBM Research<text:span text:style-name="T177"> </text:span><text:span text:style-name="T139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4">0</text:span>1/2009 – <text:span text:style-name="T184">0</text:span>7/2010</text:p>
          </table:table-cell>
          <table:table-cell table:style-name="Table5.B9" office:value-type="string">
            <text:p text:style-name="P93">Programmer / Analyst <text:span text:style-name="T8">at</text:span> NEC High Performance Computing Europe <text:span text:style-name="T179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>Projects</text:p>
          </table:table-cell>
        </table:table-row>
        <table:table-row>
          <table:table-cell table:style-name="WorkExperience.A1" office:value-type="string">
            <text:p text:style-name="P52"><text:span text:style-name="T186">0</text:span>4/2018 <text:span text:style-name="T185">–</text:span></text:p>
          </table:table-cell>
          <table:table-cell table:style-name="WorkExperience.A1" office:value-type="string">
            <text:p text:style-name="P96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0">implemented</text:span> <text:span text:style-name="T197">a privacy-preserving record linker for determining overlap between data sets, using the Sharemind platform for secure multi-party computation, Python libraries and scripts, and C++</text:span></text:p>
            <text:p text:style-name="P83">Compared the results to plaintext record linking with deterministic and probabilistic algorithms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/>
          </table:table-cell>
        </table:table-row>
        <table:table-row>
          <table:table-cell table:style-name="WorkExperience.A1" office:value-type="string">
            <text:p text:style-name="P53"><text:span text:style-name="T186">0</text:span>4/2018 <text:span text:style-name="T185">–</text:span></text:p>
          </table:table-cell>
          <table:table-cell table:style-name="WorkExperience.A1" office:value-type="string">
            <text:p text:style-name="P82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4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7"><text:span text:style-name="T188">06/2017</text:span> – <text:span text:style-name="T188">04/2018</text:span></text:p>
          </table:table-cell>
          <table:table-cell table:style-name="WorkExperience.A1" office:value-type="string">
            <text:p text:style-name="P99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0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4"><text:span text:style-name="T155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6"> code for models and services in TypeScript and Java; </text:span><text:span text:style-name="T158">Jenkins continuous integration; and Docker deployment</text:span></text:p>
            <text:p text:style-name="P115">Translated screens from a graphic designer into pixel-perfect CSS and HTML</text:p>
            <text:p text:style-name="P101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9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00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45"><text:span text:style-name="T189">0</text:span>9/2014 – <text:span text:style-name="T189">04/2018</text:span></text:p>
          </table:table-cell>
          <table:table-cell table:style-name="WorkExperience.A1" office:value-type="string">
            <text:p text:style-name="P125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8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8">Activities</text:p>
          </table:table-cell>
          <table:table-cell table:style-name="WorkExperience.A1" office:value-type="string">
            <text:p text:style-name="P105"><text:span text:style-name="T170">Backend p</text:span>rototyping in Python<text:span text:style-name="T171">:</text:span></text:p>
            <text:list xml:id="list110354550163314" text:continue-list="list1393764426" text:style-name="L1">
              <text:list-item>
                <text:p text:style-name="P133"><text:span text:style-name="T113">Classified signup responses and mapped form inputs </text:span>using numpy/scipy/scikit-learn</text:p>
              </text:list-item>
            </text:list>
            <text:p text:style-name="P88"><text:span text:style-name="T146">Backend p</text:span><text:span text:style-name="T142">roduction rewrite in Java</text:span>:</text:p>
            <text:list xml:id="list110354138844042" text:continue-numbering="true" text:style-name="L1">
              <text:list-item>
                <text:p text:style-name="P13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6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7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8"><text:span text:style-name="T174">Reported metrics</text:span> to InfluxDB</text:p>
              </text:list-item>
              <text:list-item>
                <text:p text:style-name="P139"><text:span text:style-name="T173">Created</text:span> <text:span text:style-name="T116">administrative</text:span> user interface in Vaadin</text:p>
              </text:list-item>
              <text:list-item>
                <text:p text:style-name="P140">Set up Jenkins continuous integration</text:p>
              </text:list-item>
              <text:list-item>
                <text:p text:style-name="P141"><text:span text:style-name="T161">Deployed with </text:span>Docker+Compose on real hardware</text:p>
              </text:list-item>
            </text:list>
            <text:p text:style-name="P104"><text:span text:style-name="T147">Frontend</text:span>:</text:p>
            <text:list xml:id="list110355559542987" text:continue-numbering="true" text:style-name="L1">
              <text:list-item>
                <text:p text:style-name="P142">Assumed responsibility for <text:span text:style-name="T166">a </text:span>three year-old Bootstrap+Backbone.js+Marionette.js code base in JavaScript</text:p>
              </text:list-item>
              <text:list-item>
                <text:p text:style-name="P142">Incrementally migrated code to TypeScript <text:span text:style-name="T175">with Knockout.js</text:span></text:p>
              </text:list-item>
              <text:list-item>
                <text:p text:style-name="P14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0">0</text:span>7/2012 – <text:span text:style-name="T190">04/2018</text:span></text:p>
          </table:table-cell>
          <table:table-cell table:style-name="WorkExperience.A1" office:value-type="string">
            <text:p text:style-name="P12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oft-page-break/>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4"><text:span text:style-name="T142">TeraScript </text:span><text:span text:style-name="T143">Server </text:span><text:span text:style-name="T142">8</text:span>:</text:p>
            <text:p text:style-name="P75">Rewrote TeraScript 7 in Java while maintaining strict backwards compatibility:</text:p>
            <text:list xml:id="list110353945548726" text:continue-numbering="true" text:style-name="L1">
              <text:list-item>
                <text:p text:style-name="P143"><text:span text:style-name="T172">Grammar</text:span>-based compilers for <text:span text:style-name="T122">TML</text:span> and associated little languages <text:span text:style-name="T172">using ANTLR</text:span></text:p>
              </text:list-item>
              <text:list-item>
                <text:p text:style-name="P143">Tree interpreters for TML, <text:span text:style-name="T122">TAF, and TCF</text:span></text:p>
              </text:list-item>
              <text:list-item>
                <text:p text:style-name="P145">Versioned OSGi <text:span text:style-name="T106">bundles with Maven and Apache Felix</text:span></text:p>
              </text:list-item>
              <text:list-item>
                <text:p text:style-name="P144">Library of standard functions, <text:span text:style-name="T107">primitive types, and collections</text:span> with extensive unit tests</text:p>
              </text:list-item>
            </text:list>
            <text:p text:style-name="P103"><text:span text:style-name="T142">TeraScript </text:span><text:span text:style-name="T143">Server </text:span><text:span text:style-name="T142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6"><text:span text:style-name="T144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5">Subcontracting</text:span>:</text:p>
            <text:p text:style-name="P63">Debugged production installations of TeraScript Server 7 and 8</text:p>
            <text:p text:style-name="P8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9">Drug name comparison project <text:span text:style-name="T18">for</text:span><text:span text:style-name="T178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Implemented Kondrak‘s phonetic alignment and similarity algorithm (ALINE) <text:span text:style-name="T150">and a bigram-based orthographic algorithm (BI-SIM) </text:span>as a PostgreSQL C extension</text:p>
            <text:p text:style-name="P87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5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14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8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22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3">Designed and implemented a Model-View-Controller-based Java web application with Guice-injected <text:span text:style-name="T155">micro</text:span>services backed by Amazon S3</text:p>
            <text:p text:style-name="P113">Authenticated and authorized users with Shiro</text:p>
            <text:p text:style-name="P8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19">12/2011 – <text:span text:style-name="T187">0</text:span>6/2012</text:p>
          </table:table-cell>
          <table:table-cell table:style-name="WorkExperience.A1" office:value-type="string">
            <text:p text:style-name="P122">Haystack <text:span text:style-name="T182">business intelligence</text:span> platform <text:span text:style-name="T10">for </text:span><text:span text:style-name="T180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692758938" text:style-name="L4">
              <text:list-header>
                <text:p text:style-name="P135">Implemented time series databases from scratch using relational tables and memory-mapped files</text:p>
                <text:p text:style-name="P134">Wrote RFC 3986 grammar-based URL and URN parsers using Ragel (Java) and pyparsing (Python)</text:p>
                <text:p text:style-name="P134">Generated service interfaces in Java and Python with custom Protocol Buffers compiler plugins</text:p>
              </text:list-header>
            </text:list>
            <text:p text:style-name="P74">Coded agent plugins in Java and Python for discovering and fetching metric metadata and data:</text:p>
            <text:list xml:id="list110355695387053" text:continue-numbering="true" text:style-name="L4">
              <text:list-item>
                <text:p text:style-name="P146">Open source monitoring systems: Nagios, Ganglia, collectl, Graphite</text:p>
              </text:list-item>
              <text:list-item>
                <text:p text:style-name="P146">Open source server software: Apache httpd, nginx, MySQL, memcached, MongoDB, JMX</text:p>
              </text:list-item>
              <text:list-item>
                <text:p text:style-name="P146">Platform interfaces: procfs, sysctl, WMI, SNMP</text:p>
              </text:list-item>
              <text:list-item>
                <text:p text:style-name="P146">Third party APIs: Google Analytics, MailChimp, Spring Social, Amazon CloudWatch</text:p>
              </text:list-item>
            </text:list>
            <text:p text:style-name="P102">Supervised user experience and graphic designers in Ukraine</text:p>
            <text:p text:style-name="P74"><text:soft-page-break/>Implemented a client-side user interface with the Google Web Toolkit, starting from wireframes:</text:p>
            <text:list xml:id="list110354680381066" text:continue-numbering="true" text:style-name="L4">
              <text:list-item>
                <text:p text:style-name="P146">Architectural best practices: Model-View-Presenter; event bus; activities and places</text:p>
              </text:list-item>
              <text:list-item>
                <text:p text:style-name="P146">Custom widgets: date time range picker, cell table pager, search box, selection tree</text:p>
              </text:list-item>
              <text:list-item>
                <text:p text:style-name="P14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8/2011 – 12/2011</text:p>
          </table:table-cell>
          <table:table-cell table:style-name="WorkExperience.A1" office:value-type="string">
            <text:p text:style-name="P124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2">Designed, implemented, documented, and successfully deployed warehouse integration code in Java (backend) and PHP (administrative frontend)</text:p>
            <text:p text:style-name="P111">Wrote a Thrift compiler and targets in Python+pyparsing to generate Java and PHP from Thrift definitions</text:p>
            <text:p text:style-name="P117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22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11">Synthesized a realistic benchmark for front-line web servers from statistical analyses of nginx access logs</text:p>
            <text:p text:style-name="P111">Significantly reduced network bandwidth and latency on <text:s/>production servers with targeted optimizations</text:p>
            <text:p text:style-name="P117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1">0</text:span>4/2011</text:p>
          </table:table-cell>
          <table:table-cell table:style-name="WorkExperience.A1" office:value-type="string">
            <text:p text:style-name="P122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6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10354458515557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1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22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3">computing </text:span>clusters, <text:span text:style-name="T13">for</text:span><text:span text:style-name="T181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567476871" text:style-name="L5">
              <text:list-header>
                <text:p text:style-name="P152">Finished two major LXFS releases, used in numerous deployments</text:p>
                <text:p text:style-name="P14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0"/>
          </table:table-cell>
        </table:table-row>
        <table:table-row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0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864699793" text:style-name="L6">
              <text:list-item>
                <text:p text:style-name="P150">FUSE and Dokan (Windows FUSE-like library) interfaces</text:p>
              </text:list-item>
              <text:list-item>
                <text:p text:style-name="P150">Multiple pipelined ONC-RPC streams to a a single server</text:p>
              </text:list-item>
              <text:list-item>
                <text:p text:style-name="P150">Staged, event-driven concurrency for robust performance under load</text:p>
              </text:list-item>
              <text:list-item>
                <text:p text:style-name="P150">Close-to-open file caching with per-file page sizes</text:p>
              </text:list-item>
              <text:list-item>
                <text:p text:style-name="P150">Automatic failover between file replicas on timeout</text:p>
              </text:list-item>
              <text:list-item>
                <text:p text:style-name="P150">Heavily benchmarked under different I/O loads (iobench, dbench, metadata benchmarks)</text:p>
                <text:p text:style-name="P153">Finished two major XtreemFS releases, both used in production</text:p>
                <text:p text:style-name="P14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7">Teaching Experience</text:p>
          </table:table-cell>
        </table:table-row>
        <table:table-row>
          <table:table-cell table:style-name="Table2.A2" office:value-type="string">
            <text:p text:style-name="P26"><text:span text:style-name="T194">0</text:span>2/2014 – <text:span text:style-name="T194">0</text:span>4/2014</text:p>
          </table:table-cell>
          <table:table-cell table:style-name="Table2.B3" office:value-type="string">
            <text:p text:style-name="P121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8"> / Ames, IA</text:span></text:p>
          </table:table-cell>
        </table:table-row>
        <table:table-row>
          <table:table-cell table:style-name="Table2.A3" office:value-type="string">
            <text:p text:style-name="P25"><text:span text:style-name="T195">01/</text:span>2002 – <text:span text:style-name="T195">05/</text:span>2004</text:p>
          </table:table-cell>
          <table:table-cell table:style-name="Table2.B3" office:value-type="string">
            <text:p text:style-name="P123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3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12-08T11:03:53.494000000</dc:date>
    <meta:editing-duration>P1DT13H2M44S</meta:editing-duration>
    <meta:editing-cycles>1055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6" meta:word-count="1774" meta:character-count="12806" meta:non-whitespace-character-count="11240"/>
  </office:meta>
</office:document-meta>
</file>